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1" svg:font-family="'Courier New'" style:font-adornments="Regular" style:font-pitch="fixed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15in" fo:margin-top="0in" fo:margin-bottom="0in" table:align="center" style:writing-mode="lr-tb"/>
    </style:style>
    <style:style style:name="Table1.A" style:family="table-column">
      <style:table-column-properties style:column-width="3.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dotted #000000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dotted #000000" fo:border-bottom="none"/>
    </style:style>
    <style:style style:name="Table2" style:family="table">
      <style:table-properties style:width="3.15in" fo:margin-top="0in" fo:margin-bottom="0in" table:align="center" style:writing-mode="lr-tb"/>
    </style:style>
    <style:style style:name="Table2.A" style:family="table-column">
      <style:table-column-properties style:column-width="3.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dotted #000000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dotted #000000" fo:border-bottom="none"/>
    </style:style>
    <style:style style:name="P1" style:family="paragraph" style:parent-style-name="Footnote">
      <style:paragraph-properties fo:text-align="center" style:justify-single-word="false"/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P2" style:family="paragraph" style:parent-style-name="Footnote">
      <style:paragraph-properties fo:margin-top="0in" fo:margin-bottom="0.0835in" loext:contextual-spacing="false" fo:line-height="130%" fo:text-align="justify" style:justify-single-word="false"/>
    </style:style>
    <style:style style:name="P3" style:family="paragraph" style:parent-style-name="List_20_Paragraph">
      <style:paragraph-properties fo:margin-left="0.2957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4" style:family="paragraph" style:parent-style-name="List_20_Paragraph">
      <style:paragraph-properties fo:margin-left="0.2957in" fo:margin-right="0in" fo:margin-top="0in" fo:margin-bottom="0in" loext:contextual-spacing="true" fo:line-height="100%" fo:text-align="justify" style:justify-single-word="false" fo:text-indent="0in" style:auto-text-indent="false" fo:break-before="page"/>
      <style:text-properties style:font-name="Times New Roman" fo:font-size="9pt" fo:font-style="italic" style:font-name-asian="Times New Roman1" style:font-size-asian="9pt" style:language-asian="pl" style:country-asian="PL" style:font-style-asian="italic" style:font-size-complex="9pt"/>
    </style:style>
    <style:style style:name="P5" style:family="paragraph" style:parent-style-name="Standard">
      <style:paragraph-properties fo:margin-left="0.2957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6" style:family="paragraph" style:parent-style-name="Normal_20__28_Web_29_">
      <style:paragraph-properties fo:margin-left="0in" fo:margin-right="0in" fo:margin-top="0in" fo:margin-bottom="0in" loext:contextual-spacing="false" fo:line-height="130%" fo:text-indent="0.3937in" style:auto-text-indent="false"/>
    </style:style>
    <style:style style:name="P7" style:family="paragraph" style:parent-style-name="Normal_20__28_Web_29_">
      <style:paragraph-properties fo:margin-top="0.1945in" fo:margin-bottom="0.1945in" loext:contextual-spacing="false" fo:line-height="150%"/>
      <style:text-properties style:font-name="Arial" fo:font-size="11pt" fo:font-weight="bold" style:font-size-asian="11pt" style:font-weight-asian="bold" style:font-name-complex="Arial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fo:background-color="#c0c0c0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background-color="#c0c0c0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weight="bold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Times New Roman1" style:font-size-asian="9pt" style:language-asian="pl" style:country-asian="PL" style:font-style-asian="italic" style:font-size-complex="9pt"/>
    </style:style>
    <style:style style:name="P12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text-properties style:font-name="Times New Roman" fo:font-size="12pt" style:font-size-asian="12pt" style:language-asian="pl" style:country-asian="PL" style:font-size-complex="12pt"/>
    </style:style>
    <style:style style:name="P15" style:family="paragraph" style:parent-style-name="Standard">
      <style:paragraph-properties fo:margin-left="0.5909in" fo:margin-right="0in" fo:margin-top="0in" fo:margin-bottom="0in" loext:contextual-spacing="false" fo:line-height="100%" fo:text-align="justify" style:justify-single-word="false" fo:text-indent="-0.5909in" style:auto-text-indent="false"/>
    </style:style>
    <style:style style:name="P16" style:family="paragraph" style:parent-style-name="Footnote">
      <style:paragraph-properties fo:text-align="center" style:justify-single-word="false"/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P17" style:family="paragraph" style:parent-style-name="Normal_20__28_Web_29_">
      <style:paragraph-properties fo:margin-top="0in" fo:margin-bottom="0in" loext:contextual-spacing="false" fo:line-height="150%"/>
      <style:text-properties style:font-name="Times New Roman" fo:font-size="9pt" style:font-size-asian="9pt" style:font-name-complex="Times New Roman1" style:font-size-complex="9pt"/>
    </style:style>
    <style:style style:name="P18" style:family="paragraph" style:parent-style-name="Normal_20__28_Web_29_">
      <style:paragraph-properties fo:margin-left="0.0984in" fo:margin-right="0in" fo:margin-top="0in" fo:margin-bottom="0.0835in" loext:contextual-spacing="false" fo:line-height="130%" fo:text-indent="-0.0984in" style:auto-text-indent="false"/>
      <style:text-properties style:font-name="Times New Roman" fo:font-size="9pt" style:font-size-asian="9pt" style:font-name-complex="Times New Roman1" style:font-size-complex="9pt"/>
    </style:style>
    <style:style style:name="P19" style:family="paragraph" style:parent-style-name="Standard" style:master-page-name="First_20_Page">
      <style:paragraph-properties fo:margin-top="0in" fo:margin-bottom="0in" loext:contextual-spacing="false" fo:line-height="100%" fo:text-align="justify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size-asian="10pt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style:font-size-complex="12pt"/>
    </style:style>
    <style:style style:name="P23" style:family="paragraph" style:parent-style-name="Standard" style:list-style-name="WWNum59">
      <style:paragraph-properties fo:margin-top="0in" fo:margin-bottom="0in" loext:contextual-spacing="false" fo:line-height="100%" fo:text-align="justify" style:justify-single-word="false"/>
      <style:text-properties style:font-name="Times New Roman" style:font-size-complex="12pt"/>
    </style:style>
    <style:style style:name="P24" style:family="paragraph" style:parent-style-name="Standard">
      <style:paragraph-properties fo:margin-top="0in" fo:margin-bottom="0in" loext:contextual-spacing="false" fo:line-height="130%"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/>
    </style:style>
    <style:style style:name="P25" style:family="paragraph" style:parent-style-name="Standard" style:list-style-name="WWNum59">
      <style:paragraph-properties fo:margin-top="0in" fo:margin-bottom="0in" loext:contextual-spacing="false" fo:line-height="100%" fo:text-align="justify" style:justify-single-word="false"/>
    </style:style>
    <style:style style:name="P26" style:family="paragraph" style:parent-style-name="Standard">
      <style:paragraph-properties fo:margin-left="0.5909in" fo:margin-right="0in" fo:margin-top="0in" fo:margin-bottom="0in" loext:contextual-spacing="false" fo:line-height="100%" fo:text-align="justify" style:justify-single-word="false" fo:text-indent="-0.5909in" style:auto-text-indent="false"/>
      <style:text-properties style:font-name="Times New Roman" fo:font-weight="bold" style:font-weight-asian="bold" style:font-size-complex="12pt"/>
    </style:style>
    <style:style style:name="P27" style:family="paragraph" style:parent-style-name="Standard" style:list-style-name="WWNum63">
      <style:paragraph-properties fo:margin-left="0.2957in" fo:margin-right="0in" fo:margin-top="0in" fo:margin-bottom="0in" loext:contextual-spacing="true" fo:line-height="100%" fo:text-align="justify" style:justify-single-word="false" fo:text-indent="-0.2957in" style:auto-text-indent="false"/>
    </style:style>
    <style:style style:name="P28" style:family="paragraph" style:parent-style-name="Standard" style:list-style-name="WWNum63">
      <style:paragraph-properties fo:margin-left="0.2957in" fo:margin-right="0in" fo:margin-top="0in" fo:margin-bottom="0in" loext:contextual-spacing="true" fo:line-height="100%" fo:text-align="justify" style:justify-single-word="false" fo:text-indent="-0.2957in" style:auto-text-indent="false"/>
      <style:text-properties style:font-name="Times New Roman" style:font-name-asian="Times New Roman1" style:language-asian="pl" style:country-asian="PL" style:font-size-complex="12pt"/>
    </style:style>
    <style:style style:name="P29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</style:style>
    <style:style style:name="P30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  <style:text-properties style:font-name="Times New Roman" style:font-name-asian="Times New Roman1" style:language-asian="pl" style:country-asian="PL" style:font-size-complex="12pt"/>
    </style:style>
    <style:style style:name="P31" style:family="paragraph" style:parent-style-name="Standard" style:list-style-name="WWNum64">
      <style:paragraph-properties fo:margin-left="0.4925in" fo:margin-right="0in" fo:margin-top="0in" fo:margin-bottom="0in" loext:contextual-spacing="true" fo:line-height="100%" fo:text-align="justify" style:justify-single-word="false" fo:text-indent="-0.1965in" style:auto-text-indent="false"/>
      <style:text-properties style:font-name="Times New Roman" fo:font-weight="bold" style:font-name-asian="Times New Roman1" style:language-asian="pl" style:country-asian="PL" style:font-weight-asian="bold" style:font-size-complex="12pt"/>
    </style:style>
    <style:style style:name="P32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weight="bold" style:font-weight-asian="bold" style:font-size-complex="12pt"/>
    </style:style>
    <style:style style:name="T2" style:family="text">
      <style:text-properties style:font-name="Times New Roman" fo:font-weight="bold" officeooo:rsid="000a157e" style:font-weight-asian="bold" style:font-size-complex="12pt"/>
    </style:style>
    <style:style style:name="T3" style:family="text">
      <style:text-properties style:font-name="Times New Roman" fo:font-weight="bold" fo:background-color="#ffff00" loext:char-shading-value="0" style:font-weight-asian="bold" style:font-size-complex="12pt"/>
    </style:style>
    <style:style style:name="T4" style:family="text">
      <style:text-properties style:font-name="Times New Roman" style:font-size-complex="12pt"/>
    </style:style>
    <style:style style:name="T5" style:family="text">
      <style:text-properties style:font-name="Times New Roman" style:font-name-asian="Times New Roman1" style:language-asian="pl" style:country-asian="PL" style:font-size-complex="12pt"/>
    </style:style>
    <style:style style:name="T6" style:family="text">
      <style:text-properties style:font-name="Times New Roman" fo:font-size="9pt" fo:font-style="italic" style:font-name-asian="Times New Roman1" style:font-size-asian="9pt" style:language-asian="pl" style:country-asian="PL" style:font-style-asian="italic" style:font-size-complex="9pt"/>
    </style:style>
    <style:style style:name="T7" style:family="text">
      <style:text-properties style:font-name="Times New Roman" fo:font-size="9pt" fo:font-style="italic" fo:font-weight="bold" style:font-size-asian="9pt" style:font-style-asian="italic" style:font-weight-asian="bold" style:font-size-complex="9pt"/>
    </style:style>
    <style:style style:name="T8" style:family="text">
      <style:text-properties style:font-name="Times New Roman" fo:font-size="9pt" fo:font-style="italic" style:font-size-asian="9pt" style:font-style-asian="italic" style:font-size-complex="9pt"/>
    </style:style>
    <style:style style:name="T9" style:family="text">
      <style:text-properties style:font-name="Times New Roman" fo:font-size="11pt" style:font-size-asian="11pt" style:font-name-complex="Times New Roman1" style:font-size-complex="11pt"/>
    </style:style>
    <style:style style:name="T10" style:family="text">
      <style:text-properties style:font-name="Times New Roman" fo:font-size="11pt" fo:background-color="#ffff00" loext:char-shading-value="0" style:font-size-asian="11pt" style:font-name-complex="Times New Roman1" style:font-size-complex="11pt"/>
    </style:style>
    <style:style style:name="T11" style:family="text">
      <style:text-properties style:font-name="Times New Roman" fo:font-size="11pt" fo:background-color="#ffff00" loext:char-shading-value="0" style:font-size-asian="11pt" style:font-name-complex="Times New Roman1" style:font-size-complex="11pt"/>
    </style:style>
    <style:style style:name="T12" style:family="text">
      <style:text-properties fo:color="#000000" style:font-name="Times New Roman" style:font-size-complex="12pt"/>
    </style:style>
    <style:style style:name="T13" style:family="text">
      <style:text-properties fo:color="#000000" style:text-position="super 58%" fo:font-size="9pt" style:font-size-asian="9pt" style:font-size-complex="9pt"/>
    </style:style>
    <style:style style:name="T14" style:family="text">
      <style:text-properties style:text-position="super 58%" style:font-name="Times New Roman" fo:font-weight="bold" style:font-name-asian="Times New Roman1" style:language-asian="pl" style:country-asian="PL" style:font-weight-asian="bold" style:font-size-complex="12pt"/>
    </style:style>
    <style:style style:name="T15" style:family="text">
      <style:text-properties style:text-position="super 58%" style:font-name="Times New Roman" fo:font-size="9pt" fo:font-style="italic" fo:font-weight="bold" style:font-size-asian="9pt" style:font-style-asian="italic" style:font-weight-asian="bold" style:font-size-complex="9pt"/>
    </style:style>
    <style:style style:name="T16" style:family="text">
      <style:text-properties style:text-position="super 58%" style:font-name="Times New Roman" fo:font-size="11pt" style:font-size-asian="11pt" style:font-name-complex="Times New Roman1" style:font-size-complex="11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0"/>
      <text:p text:style-name="P15"><text:span text:style-name="T1">Dotyczy: Postępowania nr </text:span><text:span text:style-name="T3">IMiF/99/2019</text:span><text:span text:style-name="T1"> o udzielenie zamówienia publicznego na podstawie Art. 4</text:span><text:span text:style-name="T2">d</text:span><text:span text:style-name="T1"> pkt. 8 ustawy z dnia 29 stycznia 2004r. Prawo zamówień publicznych </text:span></text:p>
      <text:p text:style-name="P26"/>
      <text:p text:style-name="P20">KLAUZULA INFORMACYJNA Z ART. 13 RODO W CELU ZWIĄZANYM Z POWYŻSZYM POSTĘPOWANIEM O UDZIELENIE ZAMÓWIENIA PUBLICZNEGO.</text:p>
      <text:p text:style-name="P10"/>
      <text:p text:style-name="P22">Zgodnie z art. 13 ust. 1 i 2 rozporządzenia Parlamentu Europejskiego i Rady (UE) 2016/679 z dnia 27 kwietnia 2016 r. w sprawie ochrony osób fizycznych w związku z przetwarzaniem danych osobowych i w sprawie swobodnego przepływu takich danych oraz uchylenia dyrektywy 95/46/WE (ogólne rozporządzenie o ochronie danych) (Dz. Urz. UE L 119 z 04.05.2016, str. 1), dalej „RODO”, informuję, że: </text:p>
      <text:list xml:id="list877696415" text:style-name="WWNum59">
        <text:list-item>
          <text:p text:style-name="P23">Administratorem Pani/Pana danych osobowych jest Politechnika Warszawska, Plac Politechniki 1, 00-661 Warszawa;</text:p>
        </text:list-item>
        <text:list-item>
          <text:p text:style-name="P25"><text:span text:style-name="T4">Kontakt do inspektora ochrony danych osobowych w Politechnice Warszawskiej: e-mail: </text:span><text:a xlink:type="simple" xlink:href="mailto:iod@pw.edu.pl" text:style-name="Internet_20_link" text:visited-style-name="Visited_20_Internet_20_Link">iod@pw.edu.pl</text:a><text:span text:style-name="T12">.</text:span></text:p>
        </text:list-item>
        <text:list-item>
          <text:p text:style-name="P23">Pani/Pana dane osobowe przetwarzane będą na podstawie art. 6 ust. 1 lit. c RODO w celu związanym z powyższym postępowaniem o udzielenie zamówienia publicznego.</text:p>
        </text:list-item>
      </text:list>
      <text:list xml:id="list685574290" text:style-name="WWNum63">
        <text:list-item>
          <text:p text:style-name="P28">odbiorcami Pani/Pana danych osobowych będą osoby lub podmioty, którym udostępniona zostanie dokumentacja postępowania w oparciu o art. 8 oraz art. 96 ust. 3 ustawy z dnia 29 stycznia 2004 r. – Prawo zamówień publicznych (Dz. U. z 2017 r. poz. 1579 i 2018), dalej „ustawa Pzp”; <text:s/></text:p>
        </text:list-item>
        <text:list-item>
          <text:p text:style-name="P28">Pani/Pana dane osobowe będą przechowywane, zgodnie z art. 97 ust. 1 ustawy Pzp, przez okres 4 lat od dnia zakończenia postępowania o udzielenie zamówienia, a jeżeli czas trwania umowy przekracza 4 lata, okres przechowywania obejmuje cały czas trwania umowy;</text:p>
        </text:list-item>
        <text:list-item>
          <text:p text:style-name="P28">obowiązek podania przez Panią/Pana danych osobowych bezpośrednio Pani/Pana dotyczących jest wymogiem ustawowym określonym w przepisach ustawy Pzp, związanym z udziałem w postępowaniu o udzielenie zamówienia publicznego; konsekwencje niepodania określonych danych wynikają z ustawy Pzp; <text:s/></text:p>
        </text:list-item>
        <text:list-item>
          <text:p text:style-name="P28">w odniesieniu do Pani/Pana danych osobowych decyzje nie będą podejmowane w sposób zautomatyzowany, stosowanie do art. 22 RODO;</text:p>
        </text:list-item>
        <text:list-item>
          <text:p text:style-name="P28">posiada Pani/Pan:</text:p>
        </text:list-item>
      </text:list>
      <text:list xml:id="list2155646872" text:style-name="WWNum64">
        <text:list-item>
          <text:p text:style-name="P30">na podstawie art. 15 RODO prawo dostępu do danych osobowych Pani/Pana dotyczących;</text:p>
        </text:list-item>
        <text:list-item>
          <text:p text:style-name="P29"><text:span text:style-name="T5">na podstawie art. 16 RODO prawo do sprostowania Pani/Pana danych osobowych </text:span><text:span text:style-name="T14">**</text:span><text:span text:style-name="T5">;</text:span></text:p>
        </text:list-item>
        <text:list-item>
          <text:p text:style-name="P30">na podstawie art. 18 RODO prawo żądania od administratora ograniczenia przetwarzania danych osobowych z zastrzeżeniem przypadków, o których mowa w art. 18 ust. 2 RODO ***; <text:s/></text:p>
        </text:list-item>
        <text:list-item>
          <text:p text:style-name="P30">prawo do wniesienia skargi do Prezesa Urzędu Ochrony Danych Osobowych, gdy uzna Pani/Pan, że przetwarzanie danych osobowych Pani/Pana dotyczących narusza przepisy RODO;</text:p>
        </text:list-item>
      </text:list>
      <text:list xml:id="list163315199308614" text:continue-list="list685574290" text:style-name="WWNum63">
        <text:list-item>
          <text:p text:style-name="P27"><text:span text:style-name="T5">nie przysłu</text:span><text:span text:style-name="T6">g</text:span><text:span text:style-name="T5">uje Pani/Panu:</text:span></text:p>
        </text:list-item>
      </text:list>
      <text:list xml:id="list163315165205830" text:continue-list="list2155646872" text:style-name="WWNum64">
        <text:list-item>
          <text:p text:style-name="P30">w związku z art. 17 ust. 3 lit. b, d lub e RODO prawo do usunięcia danych osobowych;</text:p>
        </text:list-item>
        <text:list-item>
          <text:p text:style-name="P30">prawo do przenoszenia danych osobowych, o którym mowa w art. 20 RODO;</text:p>
        </text:list-item>
        <text:list-item>
          <text:p text:style-name="P31">na podstawie art. 21 RODO prawo sprzeciwu, wobec przetwarzania danych osobowych, gdyż podstawą prawną przetwarzania Pani/Pana danych osobowych jest art. 6 ust. 1 lit. c RODO. </text:p>
        </text:list-item>
      </text:list>
      <text:p text:style-name="P9"/>
      <text:p text:style-name="P9"/>
      <text:p text:style-name="P9"/>
      <text:p text:style-name="P9"><draw:frame draw:style-name="fr1" draw:name="Frame1" text:anchor-type="paragraph" svg:y="0.0236in" svg:width="3.15in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9"/></table:table-cell></table:table-row><table:table-row table:style-name="Table1.1"><table:table-cell table:style-name="Table1.A2" office:value-type="string"><text:p text:style-name="P21">Data i podpis Wykonawcy</text:p></table:table-cell></table:table-row></table:table></draw:text-box></draw:frame></text:p>
      <text:p text:style-name="P9"/>
      <text:p text:style-name="P8"/>
      <text:p text:style-name="P32">______________________</text:p>
      <text:p text:style-name="P5"><text:span text:style-name="T15">*</text:span><text:span text:style-name="T7"> Wyjaśnienie:</text:span><text:span text:style-name="T8"> informacja w tym zakresie jest wymagana, jeżeli w odniesieniu do danego administratora lub podmiotu przetwarzającego </text:span><text:span text:style-name="T6">istnieje obowiązek wyznaczenia inspektora ochrony danych osobowych.</text:span></text:p>
      <text:p text:style-name="P3"><text:span text:style-name="T15">** </text:span><text:span text:style-name="T7">Wyjaśnienie:</text:span><text:span text:style-name="T8"> </text:span><text:span text:style-name="T6">skorzystanie z prawa do sprostowania nie może skutkować zmianą </text:span><text:span text:style-name="T8">wyniku postępowania<text:line-break/>o udzielenie zamówienia publicznego ani zmianą postanowień umowy w zakresie niezgodnym z ustawą Pzp oraz nie może naruszać integralności protokołu oraz jego załączników.</text:span></text:p>
      <text:p text:style-name="P3"><text:span text:style-name="T15">*** </text:span><text:span text:style-name="T7">Wyjaśnienie:</text:span><text:span text:style-name="T8"> prawo do ograniczenia przetwarzania nie ma zastosowania w odniesieniu do </text:span><text:span text:style-name="T6">przechowywania, w celu zapewnienia korzystania ze środków ochrony prawnej lub w celu ochrony praw innej osoby fizycznej lub prawnej, lub z uwagi na ważne względy interesu publicznego Unii Europejskiej lub państwa członkowskiego.</text:span></text:p>
      <text:p text:style-name="P11"/>
      <text:p text:style-name="P4"/>
      <text:p text:style-name="P12"/>
      <text:p text:style-name="P12"/>
      <text:p text:style-name="P12"/>
      <text:p text:style-name="P12">OŚWIADCZENIA WYKONAWCY</text:p>
      <text:p text:style-name="P12">W ZAKRESIE WYPEŁNIENIA OBOWIĄZKÓW INFORMACYJNYCH</text:p>
      <text:p text:style-name="P12">PRZEWIDZIANYCH W ART. 13 LUB ART. 14 RODO</text:p>
      <text:p text:style-name="P1"/>
      <text:p text:style-name="P1"/>
      <text:p text:style-name="P1"><text:s/></text:p>
      <text:p text:style-name="P6"><text:span text:style-name="T9">Oświadczam, że wypełniłem obowiązki informacyjne przewidziane w art. 13 lub art. 14 RODO</text:span><text:span text:style-name="T16">1)</text:span><text:span text:style-name="T9"> wobec osób fizycznych, od których dane osobowe bezpośrednio lub pośrednio pozyskałem w celu ubiegania się o udzielenie zamówienia publicznego w postępowaniu nr </text:span><text:span text:style-name="T11">IMiF/99</text:span><text:bookmark text:name="_GoBack"/><text:span text:style-name="T11">/2019.</text:span><text:span text:style-name="T9">*</text:span></text:p>
      <text:p text:style-name="P7"/>
      <text:p text:style-name="P7"/>
      <text:p text:style-name="P7"><draw:frame draw:style-name="fr1" draw:name="Frame2" text:anchor-type="paragraph" svg:y="0.0236in" svg:width="3.15in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9"/></table:table-cell></table:table-row><table:table-row table:style-name="Table2.1"><table:table-cell table:style-name="Table2.A2" office:value-type="string"><text:p text:style-name="P21">Data i podpis Wykonawcy</text:p></table:table-cell></table:table-row></table:table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7">______________________________</text:p>
      <text:p text:style-name="P2"><text:span text:style-name="T13">1) </text:span><text:span text:style-name="T17">rozporządzenie Parlamentu Europejskiego i Rady (UE) 2016/679 z dnia 27 kwietnia 2016 r. w sprawie ochrony osób fizycznych w związku z przetwarzaniem danych osobowych i w sprawie swobodnego przepływu takich danych oraz uchylenia dyrektywy 95/46/WE (ogólne rozporządzenie o ochronie danych) (Dz. Urz. UE L 119 z 04.05.2016, str. 1). </text:span></text:p>
      <text:p text:style-name="P18">* W przypadku gdy wykonawca nie przekazuje danych osobowych innych niż bezpośrednio jego dotyczących lub zachodzi wyłączenie stosowania obowiązku informacyjnego, stosownie do art. 13 ust. 4 lub art. 14 ust. 5 RODO treści oświadczenia wykonawca nie składa (usunięcie treści oświadczenia np. przez jego wykreślenie).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1" svg:font-family="'Courier New'" style:font-adornments="Regular" style:font-pitch="fixed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size-complex="10pt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size-complex="10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style:font-size-asian="12pt" style:language-asian="en" style:country-asian="US" style:font-name-complex="Bookman Old Style1" style:font-family-complex="'Bookman Old Style'" style:font-family-generic-complex="system" style:font-pitch-complex="variable" style:font-size-complex="12pt"/>
    </style:style>
    <style:style style:name="Tiret_20_0" style:display-name="Tiret 0" style:family="paragraph" style:paren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Tiret_20_1" style:display-name="Tiret 1" style:family="paragraph" style:paren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NumPar_20_1" style:display-name="NumPar 1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NumPar_20_2" style:display-name="NumPar 2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NumPar_20_3" style:display-name="NumPar 3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NumPar_20_4" style:display-name="NumPar 4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/>
    </style:style>
    <style:style style:name="NormalBold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2pt" fo:font-weight="bold" style:font-size-asian="12pt" style:language-asian="en" style:country-asian="GB" style:font-weight-asian="bold" style:font-size-complex="10pt"/>
    </style:style>
    <style:style style:name="Text_20_1" style:display-name="Text 1" style:family="paragraph" style:parent-style-name="Standard" style:default-outline-level="">
      <style:paragraph-properties fo:margin-left="0.5902in" fo:margin-right="0in" fo:margin-top="0.0835in" fo:margin-bottom="0.0835in" loext:contextual-spacing="false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2pt" style:font-size-asian="12pt" style:language-asian="en" style:country-asian="GB"/>
    </style:style>
    <style:style style:name="Normal_20_Left" style:display-name="Normal Left" style:family="paragraph" style:parent-style-name="Standard" style:default-outline-level="">
      <style:paragraph-properties fo:margin-top="0.0835in" fo:margin-bottom="0.0835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en" style:country-asian="GB"/>
    </style:style>
    <style:style style:name="ChapterTitle" style:family="paragraph" style:parent-style-name="Standard" style:next-style-name="Standard" style:default-outline-level="">
      <style:paragraph-properties fo:margin-top="0.0835in" fo:margin-bottom="0.25in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language-asian="en" style:country-asian="GB" style:font-weight-asian="bold"/>
    </style:style>
    <style:style style:name="SectionTitle" style:family="paragraph" style:parent-style-name="Standard" style:next-style-name="Heading_20_1" style:default-outline-level="">
      <style:paragraph-properties fo:margin-top="0.0835in" fo:margin-bottom="0.25in" loext:contextual-spacing="false" fo:line-height="100%" fo:text-align="center" style:justify-single-word="false" fo:keep-with-next="always"/>
      <style:text-properties fo:font-variant="small-caps" style:font-name="Times New Roman" fo:font-family="'Times New Roman'" style:font-family-generic="roman" style:font-pitch="variable" fo:font-size="14pt" fo:font-weight="bold" style:font-size-asian="14pt" style:language-asian="en" style:country-asian="GB" style:font-weight-asian="bold"/>
    </style:style>
    <style:style style:name="Annexe_20_titre" style:display-name="Annexe titre" style:family="paragraph" style:parent-style-name="Standard" style:next-style-name="Standard" style:default-outline-level="">
      <style:paragraph-properties fo:margin-top="0.0835in" fo:margin-bottom="0.0835in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GB" style:font-weight-asian="bold"/>
    </style:style>
    <style:style style:name="No_20_Spacing" style:display-name="No Spacing" style:family="paragraph" style:default-outline-level="">
      <style:paragraph-properties fo:margin-top="0.0417in" fo:margin-bottom="0in" loext:contextual-spacing="false" fo:line-height="150%" fo:text-align="justify" style:justify-single-word="false" fo:orphans="2" fo:widows="2" style:writing-mode="lr-tb"/>
      <style:text-properties fo:color="#000000" style:font-name="Tahoma" fo:font-family="Tahoma" style:font-family-generic="roman" style:font-pitch="variable" fo:font-size="11pt" fo:font-weight="bold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Tekst_20_podstawowy_20_21" style:display-name="Tekst podstawowy 21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08%"/>
      <style:text-properties fo:color="#000000" fo:font-size="8pt" style:font-size-asian="8pt" style:language-asian="pl" style:country-asian="PL" style:font-name-complex="Calibri1" style:font-family-complex="Calibri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1" style:list-style-name="" style:class="chapter">
      <style:paragraph-properties fo:margin-left="0in" fo:margin-right="0in" fo:margin-top="0.1665in" fo:margin-bottom="0.0417in" loext:contextual-spacing="false" fo:line-height="100%" fo:text-align="center" style:justify-single-word="false" fo:text-indent="0.2362in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ekst_20_podstawowy_20_wcięty1" style:display-name="Tekst podstawowy wcięty1" style:family="paragraph" style:parent-style-name="Standard" style:default-outline-level="">
      <style:paragraph-properties fo:margin-left="0.1965in" fo:margin-right="0in" fo:margin-top="0in" fo:margin-bottom="0.0835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kst_20_podstawowy_20_wcięty_20_21" style:display-name="Tekst podstawowy wcięty 21" style:family="paragraph" style:parent-style-name="Standard" style:default-outline-level="">
      <style:paragraph-properties fo:margin-left="0.25in" fo:margin-right="0in" fo:margin-top="0in" fo:margin-bottom="0in" loext:contextual-spacing="fals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ar" style:country-asian="SA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justify" style:justify-single-word="false"/>
      <style:text-properties fo:color="#000000"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pl" style:country-asian="PL" style:font-name-complex="Arial Unicode MS1" style:font-family-complex="'Arial Unicode MS'" style:font-family-generic-complex="system" style:font-pitch-complex="variable" style:font-size-complex="10pt"/>
    </style:style>
    <style:style style:name="rozdział" style:family="paragraph" style:parent-style-name="Standard" style:auto-update="true" style:default-outline-level="">
      <style:paragraph-properties fo:margin-left="0in" fo:margin-right="0.0008in" fo:margin-top="0in" fo:margin-bottom="0in" loext:contextual-spacing="false" fo:line-height="100%" fo:text-align="justify" style:justify-single-word="false" fo:text-indent="0in" style:auto-text-indent="false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size-complex="12pt"/>
    </style:style>
    <style:style style:name="Treść_20_tekstu" style:display-name="Treść tekstu" style:family="paragraph" style:parent-style-name="Standard" style:default-outline-level="">
      <style:paragraph-properties fo:margin-top="0in" fo:margin-bottom="0.0835in" loext:contextual-spacing="false" style:line-height-at-least="0.139in" fo:orphans="0" fo:widows="0" fo:hyphenation-ladder-count="no-limit">
        <style:tab-stops>
          <style:tab-stop style:position="0.4925in"/>
        </style:tab-stops>
      </style:paragraph-properties>
      <style:text-properties fo:color="#00000a" style:font-name="Tahoma" fo:font-family="Tahoma" style:font-family-generic="roman" style:font-pitch="variable" fo:font-size="12pt" style:font-name-asian="Arial1" style:font-family-asian="Arial" style:font-family-generic-asian="system" style:font-pitch-asian="variable" style:font-size-asian="12pt" style:language-asian="pl" style:country-asian="PL" style:font-name-complex="Tahoma1" style:font-family-complex="Tahoma" style:font-family-generic-complex="system" style:font-pitch-complex="variable" style:font-size-complex="12pt" style:language-complex="pl" style:country-complex="P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-_20_wstępnie_20_sformatowany_20_Znak1" style:display-name="HTML - wstępnie sformatowany Znak1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zh" style:country-asian="CN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kst_20_przypisu_20_dolnego_20_Znak" style:display-name="Tekst przypisu dolnego Znak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DeltaView_20_Insertion" style:display-name="DeltaView Insertion" style:family="text">
      <style:text-properties fo:letter-spacing="normal" fo:font-style="italic" fo:font-weight="bold" style:font-style-asian="italic" style:font-weight-asian="bold"/>
    </style:style>
    <style:style style:name="Tekst_20_podstawowy_20_Znak" style:display-name="Tekst podstawowy Znak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b8001a" style:text-underline-style="none" style:text-blinking="false" style:font-name-complex="Times New Roman1" style:font-family-complex="'Times New Roman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Tekst_20_podstawowy_20_wcięty_20_Znak" style:display-name="Tekst podstawowy wcięty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Zwykły_20_tekst_20_Znak" style:display-name="Zwykły tekst Znak" style:family="text">
      <style:text-properties style:font-name="Courier New" fo:font-family="'Courier New'" style:font-family-generic="roman" style:font-pitch="variable"/>
    </style:style>
    <style:style style:name="Plain_20_Text_20_Char1" style:display-name="Plain Text Char1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2" style:font-family-complex="'Courier New'" style:font-family-generic-complex="system" style:font-pitch-complex="variable" style:font-size-complex="10pt"/>
    </style:style>
    <style:style style:name="Zwykły_20_tekst_20_Znak1" style:display-name="Zwykły tekst Znak1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kapit_20_z_20_listą_20_Znak" style:display-name="Akapit z listą Znak" style:family="text"/>
    <style:style style:name="NormalBold_20_Char" style:display-name="NormalBold Char" style:family="text">
      <style:text-properties style:font-name="Times New Roman" fo:font-family="'Times New Roman'" style:font-family-generic="roman" style:font-pitch="variable" fo:font-size="12pt" fo:font-weight="bold" style:font-size-asian="12pt" style:language-asian="en" style:country-asian="GB" style:font-weight-asian="bold"/>
    </style:style>
    <style:style style:name="Bez_20_odstępów_20_Znak" style:display-name="Bez odstępów Znak" style:family="text">
      <style:text-properties fo:color="#000000" style:font-name="Tahoma" fo:font-family="Tahoma" style:font-family-generic="roman" style:font-pitch="variable" fo:font-size="11pt" fo:font-weight="bold" style:font-size-asian="11pt" style:language-asian="en" style:country-asian="US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Nagłówek_20_2_20_Znak" style:display-name="Nagłówek 2 Znak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kst_20_podstawowy_20_3_20_Znak" style:display-name="Tekst podstawowy 3 Znak" style:family="text" style:parent-style-name="Default_20_Paragraph_20_Font">
      <style:text-properties fo:color="#000000" fo:font-size="8pt" style:font-size-asian="8pt" style:font-name-complex="Calibri1" style:font-family-complex="Calibri" style:font-family-generic-complex="system" style:font-pitch-complex="variable" style:font-size-complex="8pt"/>
    </style:style>
    <style:style style:name="Tytuł_20_Znak" style:display-name="Tytuł Znak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size-complex="16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agłówek_20_5_20_Znak" style:display-name="Nagłówek 5 Znak" style:family="text" style:parent-style-name="Default_20_Paragraph_20_Font">
      <style:text-properties fo:color="#365f91" style:font-name="Cambria" fo:font-family="Cambria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size-asian="10pt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use-window-font-color="tru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font-size="12pt" fo:font-style="normal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asian="Times New Roman1" style:font-family-asian="'Times New Roman'" style:font-family-generic-asian="system" style:font-pitch-asian="variable"/>
    </style:style>
    <style:style style:name="ListLabel_20_68" style:display-name="ListLabel 68" style:family="text">
      <style:text-properties fo:font-weight="bold" style:font-weight-asian="bold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font-weight="normal" style:font-name-asian="Times New Roman1" style:font-family-asian="'Times New Roman'" style:font-family-generic-asian="system" style:font-pitch-asian="variable" style:font-weight-asian="normal" style:font-name-complex="Calibri1" style:font-family-complex="Calibri" style:font-family-generic-complex="system" style:font-pitch-complex="variable"/>
    </style:style>
    <style:style style:name="ListLabel_20_74" style:display-name="ListLabel 74" style:family="text">
      <style:text-properties fo:font-weight="normal" style:font-name-asian="Times New Roman1" style:font-family-asian="'Times New Roman'" style:font-family-generic-asian="system" style:font-pitch-asian="variable" style:font-weight-asian="normal" style:font-name-complex="Calibri1" style:font-family-complex="Calibri" style:font-family-generic-complex="system" style:font-pitch-complex="variable"/>
    </style:style>
    <style:style style:name="ListLabel_20_75" style:display-name="ListLabel 75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color="#000000"/>
    </style:style>
    <style:style style:name="ListLabel_20_108" style:display-name="ListLabel 108" style:family="text">
      <style:text-properties style:use-window-font-color="true" fo:font-style="normal" fo:font-weight="normal" style:font-style-asian="normal" style:font-weight-asian="normal"/>
    </style:style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normal" style:font-weight-asian="normal"/>
    </style:style>
    <style:style style:name="ListLabel_20_114" style:display-name="ListLabel 114" style:family="text">
      <style:text-properties fo:font-size="11pt" fo:font-weight="normal" style:font-size-asian="11pt" style:font-weight-asian="normal" style:font-size-complex="11pt"/>
    </style:style>
    <style:style style:name="ListLabel_20_115" style:display-name="ListLabel 115" style:family="text">
      <style:text-properties fo:font-weight="normal" style:font-weight-asian="normal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 style:font-size-complex="12pt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 style:font-size-complex="12pt"/>
    </style:style>
    <style:style style:name="ListLabel_20_118" style:display-name="ListLabel 118" style:family="text">
      <style:text-properties fo:font-size="10pt" style:font-size-asian="10pt" style:font-size-complex="10pt"/>
    </style:style>
    <style:style style:name="ListLabel_20_119" style:display-name="ListLabel 119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20" style:display-name="ListLabel 120" style:family="text">
      <style:text-properties fo:color="#000000"/>
    </style:style>
    <style:style style:name="ListLabel_20_121" style:display-name="ListLabel 12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22" style:display-name="ListLabel 12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fo:font-weight="normal" style:font-weight-asian="normal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fo:font-weight="normal" style:font-weight-asian="normal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fo:color="#000000" fo:font-size="11pt" style:font-size-asian="11pt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use-window-font-color="true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fo:font-size="11pt" fo:font-style="normal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use-window-font-color="true"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use-window-font-color="true" style:font-name="Times New Roman" fo:font-family="'Times New Roman'" style:font-family-generic="roman" style:font-pitch="variable" fo:font-weight="bold"/>
    </style:style>
    <style:style style:name="ListLabel_20_181" style:display-name="ListLabel 181" style:family="text">
      <style:text-properties style:font-name-complex="Courier New2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use-window-font-color="true"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Times New Roman2"/>
      </text:list-level-style-bullet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ListLabel_20_57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ListLabel_20_58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ListLabel_20_59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ListLabel_20_60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ListLabel_20_61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ListLabel_20_62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ListLabel_20_63" style:num-suffix="​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0.6299in" fo:text-indent="-0.4335in" fo:margin-left="0.6693in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text:list-tab-stop-position="0.3937in" fo:text-indent="-0.4335in" fo:margin-left="0.433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.6362in" fo:text-indent="-0.1252in" fo:margin-left="1.6362in"/>
        </style:list-level-properties>
      </text:list-level-style-number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Times New Roman2"/>
      </text:list-level-style-bullet>
      <text:list-level-style-number text:level="5" style:num-suffix="." style:num-format="I" text:start-value="4">
        <style:list-level-properties text:list-level-position-and-space-mode="label-alignment">
          <style:list-level-label-alignment text:label-followed-by="listtab" fo:text-indent="-0.5in" fo:margin-left="2.8862in"/>
        </style:list-level-properties>
      </text:list-level-style-number>
      <text:list-level-style-number text:level="6" text:style-name="ListLabel_20_68" style:num-format="1" text:start-value="3">
        <style:list-level-properties text:list-level-position-and-space-mode="label-alignment">
          <style:list-level-label-alignment text:label-followed-by="listtab" fo:text-indent="-0.25in" fo:margin-left="3.261in"/>
        </style:list-level-properties>
      </text:list-level-style-number>
      <text:list-level-style-number text:level="7" text:style-name="ListLabel_20_69" style:num-suffix="." style:num-format="1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</text:list-level-style-number>
      <text:list-level-style-number text:level="8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</text:list-level-style-number>
      <text:list-level-style-number text:level="9" text:style-name="ListLabel_20_71" style:num-suffix="." style:num-format="i">
        <style:list-level-properties text:list-level-position-and-space-mode="label-alignment" fo:text-align="end">
          <style:list-level-label-alignment text:label-followed-by="listtab" text:list-tab-stop-position="4.6362in" fo:text-indent="-0.1252in" fo:margin-left="4.6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2" style:num-suffix="." style:num-format="1" text:start-value="11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text:style-name="ListLabel_20_73" style:num-suffix="." style:num-format="1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text:style-name="ListLabel_20_74" style:num-suffix="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7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9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92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9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5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9839in" fo:text-indent="-0.3937in" fo:margin-left="0.9839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96" style:num-suffix=".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2" text:style-name="ListLabel_20_97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3" text:style-name="ListLabel_20_98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ListLabel_20_99" style:num-suffix="." style:num-format="1" text:display-levels="4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5" text:style-name="ListLabel_20_10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01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0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04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5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3" text:style-name="ListLabel_20_107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1252in" fo:text-indent="-0.1252in" fo:margin-left="0.1252in"/>
        </style:list-level-properties>
      </text:list-level-style-number>
      <text:list-level-style-number text:level="2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869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8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3583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47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847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966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2.3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.7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14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15" style:num-suffix="." style:num-format="1">
        <style:list-level-properties text:list-level-position-and-space-mode="label-alignment">
          <style:list-level-label-alignment text:label-followed-by="listtab" fo:text-indent="-0.2917in" fo:margin-left="0.3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0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0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1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4862in" fo:margin-left="0.9862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1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4862in" fo:margin-left="0.98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1" style:num-format="1" text:display-levels="2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style:num-suffix=".2" style:num-format="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suffix=".3" style:num-format="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 text:start-value="3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123" style:num-suffix="." style:num-format="1" text:start-value="2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12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29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13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32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133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ListLabel_20_135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ListLabel_20_13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ListLabel_20_138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ListLabel_20_13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ListLabel_20_14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142" style:num-suffix=")" style:num-format="1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92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143" style:num-suffix="." style:num-format="1" text:start-value="3">
        <style:list-level-properties text:list-level-position-and-space-mode="label-alignment">
          <style:list-level-label-alignment text:label-followed-by="listtab" text:list-tab-stop-position="3.2035in" fo:text-indent="-0.25in" fo:margin-left="3.2035in"/>
        </style:list-level-properties>
      </text:list-level-style-number>
      <text:list-level-style-number text:level="2" text:style-name="ListLabel_20_144" style:num-suffix=")" style:num-format="1">
        <style:list-level-properties text:list-level-position-and-space-mode="label-alignment">
          <style:list-level-label-alignment text:label-followed-by="listtab" fo:text-indent="-0.25in" fo:margin-left="0.9535in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535in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0.25in" fo:margin-left="1.9535in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35in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35in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0.25in" fo:margin-left="3.4535in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35in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ListLabel_20_155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165" style:num-suffix=")" style:num-format="1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6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169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70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1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2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172" style:num-format="1" text:start-value="16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number text:level="2" text:style-name="ListLabel_20_173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4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2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bullet text:level="7" text:style-name="ListLabel_20_175" style:num-suffix="−" text:bullet-char="−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  <style:text-properties style:font-name="Times New Roman2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176" style:num-suffix="−" text:bullet-char="−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  <style:text-properties style:font-name="Times New Roman2"/>
      </text:list-level-style-bullet>
      <text:list-level-style-number text:level="2" text:style-name="ListLabel_20_177" style:num-suffix="." style:num-format="1">
        <style:list-level-properties text:list-level-position-and-space-mode="label-alignment">
          <style:list-level-label-alignment text:label-followed-by="listtab" text:list-tab-stop-position="0.3752in" fo:text-indent="-0.3752in" fo:margin-left="0.3752in"/>
        </style:list-level-properties>
      </text:list-level-style-number>
      <text:list-level-style-bullet text:level="3" text:style-name="ListLabel_20_178" style:num-suffix="−" text:bullet-char="−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Times New Roman2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bullet text:level="7" text:style-name="ListLabel_20_179" style:num-suffix="−" text:bullet-char="−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  <style:text-properties style:font-name="Times New Roman2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180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8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184" style:num-suffix="−" text:bullet-char="−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Times New Roman2"/>
      </text:list-level-style-bullet>
      <text:list-level-style-bullet text:level="2" text:style-name="ListLabel_20_18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187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846in" fo:margin-right="0.9846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czupryniak</meta:initial-creator>
    <meta:editing-cycles>5</meta:editing-cycles>
    <meta:print-date>2019-02-20T12:11:00</meta:print-date>
    <meta:creation-date>2019-05-15T09:17:00</meta:creation-date>
    <dc:date>2020-01-06T16:33:13.246110322</dc:date>
    <meta:editing-duration>PT1M32S</meta:editing-duration>
    <meta:generator>LibreOffice/6.3.4.2.0$Linux_X86_64 LibreOffice_project/30$Build-2</meta:generator>
    <meta:document-statistic meta:table-count="2" meta:image-count="0" meta:object-count="0" meta:page-count="2" meta:paragraph-count="33" meta:word-count="691" meta:character-count="4778" meta:non-whitespace-character-count="41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